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style:text-underline-style="solid" style:text-underline-width="auto" style:text-underline-color="font-color" fo:font-weight="bold" officeooo:rsid="0019a379" officeooo:paragraph-rsid="0019a379" style:font-size-asian="22.75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1d92ab" officeooo:paragraph-rsid="001d92ab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d92ab" officeooo:paragraph-rsid="001d92ab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ef6e6" officeooo:paragraph-rsid="001ef6e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03731" officeooo:paragraph-rsid="00203731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186f4" officeooo:paragraph-rsid="002186f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d92ab" officeooo:paragraph-rsid="001d92ab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d92ab" officeooo:paragraph-rsid="001ef6e6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03731" officeooo:paragraph-rsid="00203731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6949" officeooo:paragraph-rsid="001a694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a6949" officeooo:paragraph-rsid="001a6949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bb2b2" officeooo:paragraph-rsid="001bb2b2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fo:font-style="normal" style:text-underline-style="solid" style:text-underline-width="auto" style:text-underline-color="font-color" fo:font-weight="normal" officeooo:rsid="001bb2b2" officeooo:paragraph-rsid="001bb2b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fo:font-style="normal" style:text-underline-style="solid" style:text-underline-width="auto" style:text-underline-color="font-color" fo:font-weight="normal" officeooo:rsid="001d92ab" officeooo:paragraph-rsid="001d92ab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fo:font-style="normal" style:text-underline-style="solid" style:text-underline-width="auto" style:text-underline-color="font-color" fo:font-weight="bold" officeooo:rsid="001bb2b2" officeooo:paragraph-rsid="001bb2b2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fo:font-style="normal" style:text-underline-style="solid" style:text-underline-width="auto" style:text-underline-color="font-color" fo:font-weight="bold" officeooo:rsid="001bb2b2" officeooo:paragraph-rsid="001d92ab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fo:font-style="normal" style:text-underline-style="solid" style:text-underline-width="auto" style:text-underline-color="font-color" fo:font-weight="bold" officeooo:rsid="001d92ab" officeooo:paragraph-rsid="001d92ab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4" style:family="text">
      <style:text-properties style:text-line-through-style="none" style:text-line-through-type="none" style:text-underline-style="none" fo:font-weight="normal" officeooo:rsid="001d92ab" style:font-weight-asian="normal" style:font-weight-complex="normal"/>
    </style:style>
    <style:style style:name="T5" style:family="text">
      <style:text-properties style:text-line-through-style="none" style:text-line-through-type="none"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02 DoCKER</text:p>
      <text:p text:style-name="P1"/>
      <text:p text:style-name="P10">1. Run a docker container from "hello-world" image.</text:p>
      <text:p text:style-name="P11"/>
      <text:p text:style-name="P11">docker run hello-world</text:p>
      <text:p text:style-name="P11"/>
      <text:p text:style-name="P11">2. <text:span text:style-name="T1">Pull "alpine" image from docker registry and see if image is available in your local image list.</text:span></text:p>
      <text:p text:style-name="P11"><text:span text:style-name="T1"/></text:p>
      <text:p text:style-name="P11">docker images</text:p>
      <text:p text:style-name="P11"/>
      <text:p text:style-name="P11">docker pull alpine</text:p>
      <text:p text:style-name="P11"/>
      <text:p text:style-name="P10">3. Pull some specific version of docker "alpine" image from docker registry.</text:p>
      <text:p text:style-name="P10"/>
      <text:p text:style-name="P12">docker pull alpine:3.7</text:p>
      <text:p text:style-name="P11"/>
      <text:p text:style-name="P13">4 <text:span text:style-name="T2"><text:s/>Run a docker container from local image "alpine" and run an inline command "ls -l" while running container.</text:span></text:p>
      <text:p text:style-name="P13"><text:span text:style-name="T2"/></text:p>
      <text:p text:style-name="P15"><text:span text:style-name="T2">docker run -it --name ishan4 alpine ls -l</text:span></text:p>
      <text:p text:style-name="P15"><text:span text:style-name="T2"/></text:p>
      <text:p text:style-name="P13"><text:span text:style-name="T2">5. Try to take login to container created using "alpine" image.</text:span></text:p>
      <text:p text:style-name="P13"><text:span text:style-name="T2"/></text:p>
      <text:p text:style-name="P15"><text:span text:style-name="T2">Docker run -it alpine bash</text:span></text:p>
      <text:p text:style-name="P15"><text:span text:style-name="T2">docker exec -it sf54tg bash</text:span></text:p>
      <text:p text:style-name="P15"><text:span text:style-name="T2"/></text:p>
      <text:p text:style-name="P13"><text:span text:style-name="T2">6. Detach yourself from the container without making it exit/container kill.</text:span></text:p>
      <text:p text:style-name="P13"><text:span text:style-name="T2"/></text:p>
      <text:p text:style-name="P15"><text:span text:style-name="T2">ctrl+p+q</text:span></text:p>
      <text:p text:style-name="P15"><text:span text:style-name="T2"/></text:p>
      <text:p text:style-name="P16"><text:span text:style-name="T2">7. </text:span><text:span text:style-name="T4">Check running containers and see if you can find out the stopped containers.</text:span></text:p>
      <text:p text:style-name="P16"><text:span text:style-name="T4"/></text:p>
      <text:p text:style-name="P17"><text:span text:style-name="T2">docker ps</text:span></text:p>
      <text:p text:style-name="P17"><text:span text:style-name="T2"/></text:p>
      <text:p text:style-name="P14"><text:span text:style-name="T2">8. Stop running container.</text:span></text:p>
      <text:p text:style-name="P14"><text:span text:style-name="T2"/></text:p>
      <text:p text:style-name="P7"><text:span text:style-name="T2">Docker stop f4ewt4ef </text:span></text:p>
      <text:p text:style-name="P7"><text:span text:style-name="T2"/></text:p>
      <text:p text:style-name="P7"><text:span text:style-name="T2">*. </text:span><text:span text:style-name="T3">Start container that was stopped earlier.</text:span></text:p>
      <text:p text:style-name="P7"><text:span text:style-name="T3"/></text:p>
      <text:p text:style-name="P7"><text:span text:style-name="T3">D</text:span><text:span text:style-name="T2">ocker container start f4ewt4ef</text:span></text:p>
      <text:p text:style-name="P7"><text:span text:style-name="T2"/></text:p>
      <text:p text:style-name="P3"><text:span text:style-name="T2">10. Try to remove "alpine" image from your local system.</text:span></text:p>
      <text:p text:style-name="P7"><text:span text:style-name="T2"/></text:p>
      <text:p text:style-name="P7"><text:span text:style-name="T2">docker rmi alpine</text:span></text:p>
      <text:p text:style-name="P2"><text:span text:style-name="T2">this comamnd is throwing an error, coz there is a container associated with this image, so it couldn’t be deleted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3"><text:soft-page-break/><text:span text:style-name="T2">11. Again pull "alpine" image from docker registry.</text:span></text:p>
      <text:p text:style-name="P3"><text:span text:style-name="T2"/></text:p>
      <text:p text:style-name="P7"><text:span text:style-name="T2">Docker pull alpine</text:span></text:p>
      <text:p text:style-name="P7"><text:span text:style-name="T3"/></text:p>
      <text:p text:style-name="P7"><text:span text:style-name="T3">12. Take interactive login to bash while running docker container from "alpine" image.</text:span></text:p>
      <text:p text:style-name="P7"><text:span text:style-name="T3"/></text:p>
      <text:p text:style-name="P7"><text:span text:style-name="T2">docker run -it –name ishan8 alpine bash</text:span></text:p>
      <text:p text:style-name="P7"><text:span text:style-name="T2"/></text:p>
      <text:p text:style-name="P3"><text:span text:style-name="T2">13. Run command inside container: echo "hello world" &gt; hello.txt</text:span></text:p>
      <text:p text:style-name="P7"><text:span text:style-name="T2"/></text:p>
      <text:p text:style-name="P8"><text:span text:style-name="T2">echo "hello world" &gt; hello.txt</text:span></text:p>
      <text:p text:style-name="P8"><text:span text:style-name="T2"/></text:p>
      <text:p text:style-name="P4"><text:span text:style-name="T2">14. <text:s/>Run another container using below command and check if you can find hello.txt within this container. You should find container isolations from step 3-5. docker container run alpine ls</text:span></text:p>
      <text:p text:style-name="P4"><text:span text:style-name="T2"/></text:p>
      <text:p text:style-name="P9"><text:span text:style-name="T2">no the hello.txt file is not present in the newly created container.</text:span></text:p>
      <text:p text:style-name="P5"><text:span text:style-name="T2"/></text:p>
      <text:p text:style-name="P5"><text:span text:style-name="T2">15. Stop a container using Container ID.</text:span></text:p>
      <text:p text:style-name="P5"><text:span text:style-name="T2"/></text:p>
      <text:p text:style-name="P9"><text:span text:style-name="T2">docker container stop 43rwfe4t</text:span></text:p>
      <text:p text:style-name="P5"><text:span text:style-name="T2"/></text:p>
      <text:p text:style-name="P5"><text:span text:style-name="T2">16. Start same container using ID and exec a command "echo 'hello world!'" in docker container without instantiating a new container.</text:span></text:p>
      <text:p text:style-name="P9"><text:span text:style-name="T3"/></text:p>
      <text:p text:style-name="P9"><text:span text:style-name="T2">docker container start 43rwfe</text:span></text:p>
      <text:p text:style-name="P9"><text:span text:style-name="T2">docker exec -it 43rwfe echo ‘hello world’</text:span></text:p>
      <text:p text:style-name="P9"><text:span text:style-name="T2"/></text:p>
      <text:p text:style-name="P5"><text:span text:style-name="T2">17. Inspect already downloaded "alpine" docker image using docker inspect command.</text:span></text:p>
      <text:p text:style-name="P5"><text:span text:style-name="T2"/></text:p>
      <text:p text:style-name="P9"><text:span text:style-name="T2">docker inspect alpine</text:span></text:p>
      <text:p text:style-name="P5"><text:span text:style-name="T2"/></text:p>
      <text:p text:style-name="P5"><text:span text:style-name="T2">18. Tag your local "alpine" image with name "myimage" along with version 1.0</text:span></text:p>
      <text:p text:style-name="P5"><text:span text:style-name="T2"/></text:p>
      <text:p text:style-name="P6"><text:span text:style-name="T5">docker tag alpine ishan:verion1.0</text:span><text:span text:style-name="T2"><text:line-break/></text:span></text:p>
      <text:p text:style-name="P6"><text:span text:style-name="T2"/></text:p>
      <text:p text:style-name="P4"><text:span text:style-name="T2"/></text:p>
      <text:p text:style-name="P7"><text:span text:style-name="T2"/></text:p>
      <text:p text:style-name="P7"><text:span text:style-name="T2"/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4:51:53.933831435</meta:creation-date>
    <meta:editing-duration>PT2M17S</meta:editing-duration>
    <meta:editing-cycles>2</meta:editing-cycles>
    <meta:generator>LibreOffice/5.1.6.2$Linux_X86_64 LibreOffice_project/10m0$Build-2</meta:generator>
    <dc:date>2018-11-19T15:51:24.295260135</dc:date>
    <meta:document-statistic meta:table-count="0" meta:image-count="0" meta:object-count="0" meta:page-count="2" meta:paragraph-count="41" meta:word-count="342" meta:character-count="2098" meta:non-whitespace-character-count="1794"/>
  </office:meta>
</office:document-meta>
</file>